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Text_20_body" style:master-page-name="HTML">
      <style:paragraph-properties style:page-number="aut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ub+had+v3+before+sub+sp.+o<text:line-break/>Before+sub+s.p+had+v3+o<text:line-break/>Sub+sp+after+sub+had+v3..<text:line-break/>After+sub+had+v3+sub+sp...<text:line-break/>Before/after -&gt; when<text:line-break/><text:line-break/>had +v3 Positive sent.<text:line-break/>had not +v3<text:line-break/>had +sub+v3..?<text:line-break/><text:line-break/>I had not( hadn't ) gone to the cinema with you all yesterday because.....<text:line-break/><text:line-break/>Thanks/thank you<text:line-break/>informal / formal <text:line-break/><text:line-break/>all the quest.. are being asked in past tense <text:line-break/><text:line-break/><text:span text:style-name="Strong_20_Emphasis"> vocabs</text:span><text:line-break/><text:line-break/>1.<text:span text:style-name="Strong_20_Emphasis"> Skim through something -</text:span> kisi cheez ko pardhna ( I skim through the newspaper every morning)<text:line-break/>2. <text:span text:style-name="Strong_20_Emphasis">Take a breather-</text:span> sustana (Take a breather then speak)<text:line-break/>3. <text:span text:style-name="Strong_20_Emphasis">Take a stroll</text:span>- Walking around ( tehelna) I'm going to take a stroll in the park.<text:line-break/>4. <text:span text:style-name="Strong_20_Emphasis">Toil hard </text:span>- Work hard ( kadi mehnat) The farmers toil hard in the fields.<text:line-break/>5. <text:span text:style-name="Strong_20_Emphasis">Use an Alibi( ala-by)</text:span> - Use an Excuse ( bahana banana). Harry went to the event using an alibi of going to his tution/ Sam's house for group study. <text:line-break/>6. <text:span text:style-name="Strong_20_Emphasis">Have/had a string of bad luck</text:span> - Continuous bad luck(lagatar kismat kharab hona). I've been studying english for a year now ,but it seems I have a string of bad luck , as I'm not improving.<text:line-break/><text:line-break/><text:line-break/>How is Technology impacting the Banking sector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2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2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370a38e</dc:title>
    <meta:initial-creator>Etherpad</meta:initial-creator>
    <dc:creator>Etherpad</dc:creator>
    <meta:document-statistic meta:table-count="0" meta:image-count="0" meta:object-count="0" meta:page-count="1" meta:paragraph-count="1" meta:word-count="179" meta:character-count="1055" meta:non-whitespace-character-count="865"/>
    <meta:generator>LibreOffice/6.2.8.2$Linux_X86_64 LibreOffice_project/20$Build-2</meta:generator>
    <meta:user-defined meta:name=""/>
  </office:meta>
</office:document-meta>
</file>